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 Black" fo:font-size="9pt" style:font-size-asian="9pt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officeooo:paragraph-rsid="001ec3e8"/>
    </style:style>
    <style:style style:name="P5" style:family="paragraph" style:parent-style-name="Standard">
      <style:text-properties style:font-name="Arial" fo:font-size="11pt" fo:language="en" fo:country="US" style:font-size-asian="11pt" style:font-name-complex="Arial1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language="en" fo:country="US" style:font-size-asian="11pt" style:font-name-complex="Arial1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language="en" fo:country="US" officeooo:paragraph-rsid="001ec3e8" style:font-size-asian="11pt" style:font-name-complex="Arial1" style:font-size-complex="11pt"/>
    </style:style>
    <style:style style:name="P8" style:family="paragraph" style:parent-style-name="Standard">
      <style:text-properties style:font-name="Arial" fo:font-size="11pt" fo:language="en" fo:country="US" officeooo:paragraph-rsid="001ec3e8" style:font-size-asian="11pt" style:font-name-complex="Arial1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language="en" fo:country="US" fo:font-weight="bold" style:font-size-asian="11pt" style:font-weight-asian="bold" style:font-name-complex="Arial1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language="en" fo:country="US" fo:font-weight="bold" officeooo:paragraph-rsid="001ec3e8" style:font-size-asian="11pt" style:font-weight-asian="bold" style:font-name-complex="Arial1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language="en" fo:country="US" style:font-name-asian="Times New Roman1" style:font-size-asian="11pt" style:language-asian="es" style:country-asian="ES" style:font-name-complex="Arial1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language="en" fo:country="US" officeooo:paragraph-rsid="001ec3e8" style:font-name-asian="Times New Roman1" style:font-size-asian="11pt" style:language-asian="es" style:country-asian="ES" style:font-name-complex="Arial1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language="en" fo:country="US" officeooo:rsid="001e4052" officeooo:paragraph-rsid="001e4052" style:font-name-asian="Times New Roman1" style:font-size-asian="11pt" style:language-asian="es" style:country-asian="ES" style:font-name-complex="Arial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language="en" fo:country="US" officeooo:rsid="001e4052" officeooo:paragraph-rsid="001ec3e8" style:font-name-asian="Times New Roman1" style:font-size-asian="11pt" style:language-asian="es" style:country-asian="ES" style:font-name-complex="Arial1" style:font-size-complex="11pt"/>
    </style:style>
    <style:style style:name="P15" style:family="paragraph" style:parent-style-name="Standard">
      <style:text-properties style:font-name="Arial" fo:font-size="11pt" fo:language="es" fo:country="EC" style:font-size-asian="11pt" style:font-name-complex="Arial1" style:font-size-complex="11pt"/>
    </style:style>
    <style:style style:name="P16" style:family="paragraph" style:parent-style-name="Standard">
      <style:text-properties style:font-name="Arial" fo:font-size="11pt" fo:language="es" fo:country="EC" officeooo:paragraph-rsid="001ec3e8" style:font-size-asian="11pt" style:font-name-complex="Arial1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>
        <style:tab-stops>
          <style:tab-stop style:position="7.251cm"/>
        </style:tab-stops>
      </style:paragraph-properties>
    </style:style>
    <style:style style:name="P19" style:family="paragraph" style:parent-style-name="Standard">
      <style:paragraph-properties fo:text-align="justify" style:justify-single-word="false">
        <style:tab-stops>
          <style:tab-stop style:position="7.251cm"/>
        </style:tab-stops>
      </style:paragraph-properties>
      <style:text-properties officeooo:paragraph-rsid="001ec3e8"/>
    </style:style>
    <style:style style:name="P20" style:family="paragraph" style:parent-style-name="Standard">
      <style:paragraph-properties fo:text-align="justify" style:justify-single-word="false"/>
      <style:text-properties officeooo:paragraph-rsid="001e4052"/>
    </style:style>
    <style:style style:name="P21" style:family="paragraph" style:parent-style-name="Standard">
      <style:paragraph-properties fo:text-align="justify" style:justify-single-word="false"/>
      <style:text-properties officeooo:paragraph-rsid="001ec3e8"/>
    </style:style>
    <style:style style:name="P22" style:family="paragraph" style:parent-style-name="Standard">
      <style:paragraph-properties fo:line-height="104%" fo:text-align="justify" style:justify-single-word="false"/>
      <style:text-properties style:font-name="Futura-Light" fo:font-size="10pt" officeooo:rsid="00133b38" officeooo:paragraph-rsid="001ec3e8" style:font-name-asian="Calibri1" style:font-size-asian="10pt" style:font-size-complex="11pt"/>
    </style:style>
    <style:style style:name="P23" style:family="paragraph" style:parent-style-name="Standard">
      <style:paragraph-properties fo:line-height="104%" fo:text-align="justify" style:justify-single-word="false"/>
      <style:text-properties style:font-name="Futura-Light" fo:font-size="10pt" officeooo:rsid="00133b38" officeooo:paragraph-rsid="001e4052" style:font-name-asian="Calibri1" style:font-size-asian="10pt" style:font-size-complex="11pt" style:font-weight-complex="bold"/>
    </style:style>
    <style:style style:name="P24" style:family="paragraph" style:parent-style-name="Standard">
      <style:paragraph-properties fo:line-height="104%" fo:text-align="justify" style:justify-single-word="false"/>
      <style:text-properties style:font-name="Futura-Light" fo:font-size="10pt" officeooo:rsid="00133b38" officeooo:paragraph-rsid="001ec3e8" style:font-name-asian="Calibri1" style:font-size-asian="10pt" style:font-size-complex="11pt" style:font-weight-complex="bold"/>
    </style:style>
    <style:style style:name="P25" style:family="paragraph" style:parent-style-name="Standard">
      <style:paragraph-properties fo:line-height="104%" fo:text-align="justify" style:justify-single-word="false"/>
      <style:text-properties style:font-name="Futura-Light" fo:font-size="10pt" officeooo:rsid="00161de5" officeooo:paragraph-rsid="001ec3e8" style:font-name-asian="Calibri1" style:font-size-asian="10pt" style:font-size-complex="11pt" style:font-weight-complex="bold"/>
    </style:style>
    <style:style style:name="P26" style:family="paragraph" style:parent-style-name="Standard">
      <style:paragraph-properties fo:line-height="104%" fo:text-align="justify" style:justify-single-word="false"/>
      <style:text-properties style:font-name="Futura-Light" fo:font-size="10pt" officeooo:rsid="00161de5" officeooo:paragraph-rsid="001ec3e8" style:font-name-asian="Calibri1" style:font-size-asian="10pt" style:font-size-complex="11pt"/>
    </style:style>
    <style:style style:name="P27" style:family="paragraph" style:parent-style-name="Standard">
      <style:paragraph-properties fo:line-height="104%" fo:text-align="justify" style:justify-single-word="false"/>
      <style:text-properties style:font-name="Futura-Light" fo:font-size="10pt" officeooo:paragraph-rsid="001ec3e8" style:font-name-asian="Calibri1" style:font-size-asian="10pt" style:font-size-complex="11pt"/>
    </style:style>
    <style:style style:name="P28" style:family="paragraph" style:parent-style-name="Standard">
      <style:paragraph-properties fo:line-height="104%" fo:text-align="justify" style:justify-single-word="false"/>
      <style:text-properties style:font-name="Futura-Light" fo:font-size="10pt" officeooo:rsid="000dbda6" officeooo:paragraph-rsid="001ec3e8" style:font-name-asian="Calibri1" style:font-size-asian="10pt" style:font-size-complex="11pt"/>
    </style:style>
    <style:style style:name="P29" style:family="paragraph" style:parent-style-name="Standard">
      <style:paragraph-properties fo:line-height="105%" fo:text-align="justify" style:justify-single-word="false"/>
      <style:text-properties style:font-name="Futura-Light" fo:font-size="10pt" officeooo:paragraph-rsid="001ec3e8" style:font-name-asian="Calibri1" style:font-size-asian="10pt" style:font-size-complex="11pt"/>
    </style:style>
    <style:style style:name="P30" style:family="paragraph" style:parent-style-name="Standard">
      <style:paragraph-properties fo:line-height="105%" fo:text-align="justify" style:justify-single-word="false"/>
      <style:text-properties style:font-name="Futura-Light" fo:font-size="10pt" officeooo:paragraph-rsid="001ec3e8" style:font-name-asian="Calibri1" style:font-size-asian="10pt" style:font-size-complex="11pt"/>
    </style:style>
    <style:style style:name="P31" style:family="paragraph" style:parent-style-name="Standard">
      <style:paragraph-properties fo:line-height="104%" fo:text-align="justify" style:justify-single-word="false"/>
      <style:text-properties style:font-name="Futura-Light" fo:font-size="10pt" fo:font-weight="bold" officeooo:rsid="0012c191" officeooo:paragraph-rsid="001e4052" style:font-name-asian="Calibri1" style:font-size-asian="10pt" style:font-weight-asian="bold" style:font-size-complex="11pt"/>
    </style:style>
    <style:style style:name="P32" style:family="paragraph" style:parent-style-name="Standard">
      <style:paragraph-properties fo:line-height="104%" fo:text-align="justify" style:justify-single-word="false"/>
      <style:text-properties style:font-name="Futura-Light" fo:font-size="10pt" fo:font-weight="bold" officeooo:rsid="00161de5" officeooo:paragraph-rsid="001ec3e8" style:font-name-asian="Calibri1" style:font-size-asian="10pt" style:font-weight-asian="bold" style:font-size-complex="11pt"/>
    </style:style>
    <style:style style:name="P33" style:family="paragraph" style:parent-style-name="Standard">
      <style:paragraph-properties fo:line-height="104%" fo:text-align="justify" style:justify-single-word="false"/>
      <style:text-properties style:font-name="Futura-Light" fo:font-size="10pt" fo:font-weight="normal" officeooo:rsid="00133b38" officeooo:paragraph-rsid="001e4052" style:font-name-asian="Calibri1" style:font-size-asian="10pt" style:font-weight-asian="normal" style:font-size-complex="11pt" style:font-weight-complex="normal"/>
    </style:style>
    <style:style style:name="P34" style:family="paragraph" style:parent-style-name="Standard">
      <style:paragraph-properties fo:line-height="104%" fo:text-align="justify" style:justify-single-word="false"/>
      <style:text-properties style:font-name="Futura-Light" fo:font-size="10pt" fo:font-weight="normal" officeooo:rsid="00133b38" officeooo:paragraph-rsid="001ec3e8" style:font-name-asian="Calibri1" style:font-size-asian="10pt" style:font-weight-asian="normal" style:font-size-complex="11pt" style:font-weight-complex="normal"/>
    </style:style>
    <style:style style:name="P35" style:family="paragraph" style:parent-style-name="Standard">
      <style:paragraph-properties fo:line-height="105%" fo:text-align="justify" style:justify-single-word="false"/>
      <style:text-properties style:font-name="Futura light" fo:font-size="10pt" officeooo:paragraph-rsid="001e4052" style:font-name-asian="Calibri1" style:font-size-asian="10pt"/>
    </style:style>
    <style:style style:name="P36" style:family="paragraph" style:parent-style-name="Standard">
      <style:paragraph-properties fo:line-height="105%" fo:text-align="justify" style:justify-single-word="false"/>
      <style:text-properties style:font-name="Futura light" fo:font-size="10pt" officeooo:paragraph-rsid="001ec3e8" style:font-name-asian="Calibri1" style:font-size-asian="10pt"/>
    </style:style>
    <style:style style:name="P37" style:family="paragraph" style:parent-style-name="Standard">
      <style:paragraph-properties fo:line-height="105%" fo:text-align="center" style:justify-single-word="false"/>
      <style:text-properties officeooo:paragraph-rsid="001e4052"/>
    </style:style>
    <style:style style:name="P38" style:family="paragraph" style:parent-style-name="Standard">
      <style:paragraph-properties fo:line-height="105%" fo:text-align="center" style:justify-single-word="false"/>
      <style:text-properties officeooo:paragraph-rsid="001ec3e8"/>
    </style:style>
    <style:style style:name="P39" style:family="paragraph" style:parent-style-name="Standard">
      <style:paragraph-properties fo:line-height="105%" fo:text-align="justify" style:justify-single-word="false"/>
      <style:text-properties officeooo:paragraph-rsid="001ec3e8"/>
    </style:style>
    <style:style style:name="P40" style:family="paragraph" style:parent-style-name="Standard" style:master-page-name="Standard">
      <style:paragraph-properties fo:text-align="end" style:justify-single-word="false" style:page-number="auto"/>
    </style:style>
    <style:style style:name="P41" style:family="paragraph" style:parent-style-name="Standard" style:master-page-name="Standard">
      <style:paragraph-properties fo:text-align="end" style:justify-single-word="false" style:page-number="auto"/>
      <style:text-properties officeooo:paragraph-rsid="001ec3e8"/>
    </style:style>
    <style:style style:name="P42" style:family="paragraph" style:parent-style-name="Standard" style:master-page-name="Standard">
      <style:paragraph-properties fo:text-align="end" style:justify-single-word="false" style:page-number="auto"/>
      <style:text-properties officeooo:paragraph-rsid="001ec3e8"/>
    </style:style>
    <style:style style:name="P43" style:family="paragraph" style:parent-style-name="Standard" style:master-page-name="Standard">
      <style:paragraph-properties fo:margin-left="0.6cm" fo:margin-right="0cm" fo:line-height="104%" fo:text-align="end" style:justify-single-word="false" fo:text-indent="0.499cm" style:auto-text-indent="false" style:page-number="auto"/>
      <style:text-properties officeooo:paragraph-rsid="001ec3e8"/>
    </style:style>
    <style:style style:name="P44" style:family="paragraph" style:parent-style-name="Standard" style:list-style-name="WWNum3">
      <style:paragraph-properties fo:margin-top="0.201cm" fo:margin-bottom="0.201cm" loext:contextual-spacing="false" fo:line-height="104%" fo:text-align="justify" style:justify-single-word="false"/>
      <style:text-properties officeooo:paragraph-rsid="001ec3e8"/>
    </style:style>
    <style:style style:name="P45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1e4052" style:font-name-asian="Calibri1" style:font-size-asian="10pt" style:font-size-complex="11pt"/>
    </style:style>
    <style:style style:name="P46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1ec3e8" style:font-name-asian="Calibri1" style:font-size-asian="10pt" style:font-size-complex="11pt"/>
    </style:style>
    <style:style style:name="P47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1e4052" style:font-name-asian="Calibri1" style:font-size-asian="10pt" style:font-weight-asian="bold" style:font-size-complex="11pt" style:font-weight-complex="bold"/>
    </style:style>
    <style:style style:name="P4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1ec3e8" style:font-name-asian="Calibri1" style:font-size-asian="10pt" style:font-weight-asian="bold" style:font-size-complex="11pt" style:font-weight-complex="bold"/>
    </style:style>
    <style:style style:name="P4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e4052" style:font-name-asian="Calibri1" style:font-size-asian="10pt" style:font-weight-asian="bold" style:font-size-complex="11pt" style:font-weight-complex="bold"/>
    </style:style>
    <style:style style:name="P5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ec3e8" style:font-name-asian="Calibri1" style:font-size-asian="10pt" style:font-weight-asian="bold" style:font-size-complex="11pt" style:font-weight-complex="bold"/>
    </style:style>
    <style:style style:name="P5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ec3e8" style:font-name-asian="Calibri1" style:font-size-asian="10pt" style:font-weight-asian="bold" style:font-size-complex="11pt"/>
    </style:style>
    <style:style style:name="P5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1e4052" style:font-name-asian="Calibri1" style:font-size-asian="10pt" style:font-weight-asian="normal" style:font-size-complex="11pt" style:font-weight-complex="normal"/>
    </style:style>
    <style:style style:name="P53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1ec3e8" style:font-name-asian="Calibri1" style:font-size-asian="10pt" style:font-weight-asian="normal" style:font-size-complex="11pt" style:font-weight-complex="normal"/>
    </style:style>
    <style:style style:name="P54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paragraph-rsid="001e4052" style:font-name-asian="Calibri1" style:font-size-asian="10pt" style:font-weight-asian="normal" style:font-size-complex="11pt" style:font-weight-complex="normal"/>
    </style:style>
    <style:style style:name="P55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paragraph-rsid="001ec3e8" style:font-name-asian="Calibri1" style:font-size-asian="10pt" style:font-weight-asian="normal" style:font-size-complex="11pt" style:font-weight-complex="normal"/>
    </style:style>
    <style:style style:name="P56" style:family="paragraph" style:parent-style-name="Standard_20__28_user_29_">
      <style:paragraph-properties fo:line-height="104%" fo:text-align="justify" style:justify-single-word="false"/>
      <style:text-properties officeooo:paragraph-rsid="001ec3e8"/>
    </style:style>
    <style:style style:name="T1" style:family="text">
      <style:text-properties style:font-name="Arial" fo:font-size="11pt" fo:language="en" fo:country="US" style:font-size-asian="11pt" style:font-name-complex="Arial1" style:font-size-complex="11pt"/>
    </style:style>
    <style:style style:name="T2" style:family="text">
      <style:text-properties style:font-name="Arial" fo:font-size="11pt" fo:language="en" fo:country="US" officeooo:rsid="001e4052" style:font-size-asian="11pt" style:font-name-complex="Arial1" style:font-size-complex="11pt"/>
    </style:style>
    <style:style style:name="T3" style:family="text">
      <style:text-properties style:font-name="Arial" fo:font-size="11pt" fo:language="en" fo:country="US" officeooo:rsid="001ec3e8" style:font-size-asian="11pt" style:font-name-complex="Arial1" style:font-size-complex="11pt"/>
    </style:style>
    <style:style style:name="T4" style:family="text">
      <style:text-properties style:font-name="Arial" fo:font-size="11pt" fo:language="en" fo:country="US" fo:font-weight="bold" style:font-size-asian="11pt" style:font-weight-asian="bold" style:font-name-complex="Arial1" style:font-size-complex="11pt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style:font-name="Arial" fo:font-size="11pt" fo:language="en" fo:country="US" fo:font-weight="bold" officeooo:rsid="001e4052" style:font-size-asian="11pt" style:font-weight-asian="bold" style:font-name-complex="Arial1" style:font-size-complex="11pt"/>
    </style:style>
    <style:style style:name="T7" style:family="text">
      <style:text-properties style:font-name="Arial" fo:font-size="11pt" fo:language="en" fo:country="US" fo:font-weight="bold" officeooo:rsid="001e4052" style:font-name-asian="Times New Roman1" style:font-size-asian="11pt" style:language-asian="es" style:country-asian="ES" style:font-weight-asian="bold" style:font-name-complex="Arial1" style:font-size-complex="11pt"/>
    </style:style>
    <style:style style:name="T8" style:family="text">
      <style:text-properties style:font-name="Arial" fo:font-size="11pt" fo:language="en" fo:country="US" style:font-name-asian="Times New Roman1" style:font-size-asian="11pt" style:language-asian="es" style:country-asian="ES" style:font-name-complex="Arial1" style:font-size-complex="11pt"/>
    </style:style>
    <style:style style:name="T9" style:family="text">
      <style:text-properties style:font-name="Arial" fo:font-size="11pt" fo:language="en" fo:country="US" officeooo:rsid="001e4052" style:font-name-asian="Times New Roman1" style:font-size-asian="11pt" style:language-asian="es" style:country-asian="ES" style:font-name-complex="Arial1" style:font-size-complex="11pt"/>
    </style:style>
    <style:style style:name="T10" style:family="text">
      <style:text-properties style:font-name="Arial" fo:font-size="11pt" fo:language="es" fo:country="EC" style:font-size-asian="11pt" style:font-name-complex="Arial1"/>
    </style:style>
    <style:style style:name="T11" style:family="text">
      <style:text-properties style:font-name="Arial" fo:font-size="11pt" fo:language="es" fo:country="EC" style:font-size-asian="11pt" style:font-name-complex="Arial1" style:font-size-complex="11pt"/>
    </style:style>
    <style:style style:name="T12" style:family="text">
      <style:text-properties style:font-name="Arial" fo:font-size="11pt" fo:language="es" fo:country="EC" style:font-size-asian="11pt" style:font-name-complex="Arial1" style:font-size-complex="11pt" style:font-weight-complex="bold"/>
    </style:style>
    <style:style style:name="T13" style:family="text">
      <style:text-properties style:font-name="Arial" fo:font-size="11pt" fo:language="es" fo:country="ES" style:font-size-asian="11pt" style:font-name-complex="Arial1" style:font-size-complex="11pt"/>
    </style:style>
    <style:style style:name="T14" style:family="text">
      <style:text-properties style:font-name="Arial" fo:font-size="11pt" fo:language="es" fo:country="ES" style:text-underline-style="solid" style:text-underline-width="auto" style:text-underline-color="font-color" style:font-size-asian="11pt" style:font-name-complex="Arial1" style:font-size-complex="11pt"/>
    </style:style>
    <style:style style:name="T15" style:family="text">
      <style:text-properties style:font-name="Arial" fo:font-size="11pt" style:font-size-asian="11pt" style:font-name-complex="Arial1" style:font-size-complex="11pt"/>
    </style:style>
    <style:style style:name="T16" style:family="text">
      <style:text-properties fo:text-transform="uppercase" style:font-name="Arial" fo:font-size="11pt" fo:language="es" fo:country="EC" style:font-size-asian="11pt" style:font-name-complex="Arial1"/>
    </style:style>
    <style:style style:name="T17" style:family="text">
      <style:text-properties fo:text-transform="uppercase" style:font-name="Arial" fo:font-size="11pt" fo:language="es" fo:country="EC" style:font-size-asian="11pt" style:font-name-complex="Arial1" style:font-size-complex="11pt"/>
    </style:style>
    <style:style style:name="T18" style:family="text">
      <style:text-properties officeooo:rsid="001e4052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c471f" style:font-weight-asian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Futura-Light" fo:font-size="10pt" style:font-name-asian="Calibri1" style:font-size-asian="10pt" style:font-size-complex="11pt"/>
    </style:style>
    <style:style style:name="T24" style:family="text">
      <style:text-properties style:font-name="Futura-Light" fo:font-size="10pt" officeooo:rsid="0019f177" style:font-name-asian="Calibri1" style:font-size-asian="10pt" style:font-size-complex="11pt"/>
    </style:style>
    <style:style style:name="T25" style:family="text">
      <style:text-properties style:font-name="Futura-Light" fo:font-size="10pt" officeooo:rsid="000dbda6" style:font-name-asian="Calibri1" style:font-size-asian="10pt" style:font-size-complex="11pt"/>
    </style:style>
    <style:style style:name="T26" style:family="text">
      <style:text-properties style:font-name="Futura-Light" fo:font-size="10pt" officeooo:rsid="00133b38" style:font-name-asian="Calibri1" style:font-size-asian="10pt" style:font-size-complex="11pt"/>
    </style:style>
    <style:style style:name="T27" style:family="text">
      <style:text-properties style:font-name="Futura-Light" fo:font-size="10pt" officeooo:rsid="000fb97e" style:font-name-asian="Calibri1" style:font-size-asian="10pt" style:font-size-complex="11pt"/>
    </style:style>
    <style:style style:name="T28" style:family="text">
      <style:text-properties style:font-name="Futura-Light" fo:font-size="10pt" fo:font-weight="bold" style:font-name-asian="Calibri1" style:font-size-asian="10pt" style:font-weight-asian="bold" style:font-size-complex="11pt"/>
    </style:style>
    <style:style style:name="T29" style:family="text">
      <style:text-properties style:font-name="Futura-Light" fo:font-size="10pt" fo:font-weight="bold" officeooo:rsid="00133b38" style:font-name-asian="Calibri1" style:font-size-asian="10pt" style:font-weight-asian="bold" style:font-size-complex="11pt" style:font-weight-complex="bold"/>
    </style:style>
    <style:style style:name="T30" style:family="text">
      <style:text-properties style:font-name="Futura-Light" fo:font-size="10pt" fo:font-weight="bold" officeooo:rsid="00138036" style:font-name-asian="Calibri1" style:font-size-asian="10pt" style:font-weight-asian="bold" style:font-size-complex="11pt" style:font-weight-complex="bold"/>
    </style:style>
    <style:style style:name="T31" style:family="text">
      <style:text-properties style:font-name="Futura-Light" fo:font-size="10pt" fo:font-weight="bold" officeooo:rsid="00161de5" style:font-name-asian="Calibri1" style:font-size-asian="10pt" style:font-weight-asian="bold" style:font-size-complex="11pt" style:font-weight-complex="bold"/>
    </style:style>
    <style:style style:name="T32" style:family="text">
      <style:text-properties style:font-name="Futura-Light" fo:font-size="10pt" fo:font-weight="bold" officeooo:rsid="001c471f" style:font-name-asian="Calibri1" style:font-size-asian="10pt" style:font-weight-asian="bold" style:font-size-complex="11pt"/>
    </style:style>
    <style:style style:name="T33" style:family="text">
      <style:text-properties style:font-name="Futura-Light" fo:font-size="10pt" fo:font-weight="normal" style:font-name-asian="Calibri1" style:font-size-asian="10pt" style:font-weight-asian="normal" style:font-size-complex="11pt" style:font-weight-complex="normal"/>
    </style:style>
    <style:style style:name="T34" style:family="text">
      <style:text-properties style:font-name="Futura-Light" fo:font-size="10pt" fo:font-weight="normal" officeooo:rsid="00133b38" style:font-name-asian="Calibri1" style:font-size-asian="10pt" style:font-weight-asian="normal" style:font-size-complex="11pt" style:font-weight-complex="normal"/>
    </style:style>
    <style:style style:name="T35" style:family="text">
      <style:text-properties style:font-name="Futura-Light" fo:font-size="10pt" fo:font-weight="normal" officeooo:rsid="00138036" style:font-name-asian="Calibri1" style:font-size-asian="10pt" style:font-weight-asian="normal" style:font-size-complex="11pt" style:font-weight-complex="normal"/>
    </style:style>
    <style:style style:name="T36" style:family="text">
      <style:text-properties style:font-name="Futura-Light" fo:font-size="10pt" fo:font-weight="normal" officeooo:rsid="00161de5" style:font-name-asian="Calibri1" style:font-size-asian="10pt" style:font-weight-asian="normal" style:font-size-complex="11pt" style:font-weight-complex="normal"/>
    </style:style>
    <style:style style:name="T37" style:family="text">
      <style:text-properties style:font-name="Futura-Light" fo:font-size="10pt" fo:font-weight="normal" officeooo:rsid="00161de5" style:font-name-asian="Calibri1" style:font-size-asian="10pt" style:font-weight-asian="normal" style:font-size-complex="11pt" style:font-weight-complex="normal"/>
    </style:style>
    <style:style style:name="T38" style:family="text">
      <style:text-properties officeooo:rsid="001c471f"/>
    </style:style>
    <style:style style:name="T39" style:family="text">
      <style:text-properties style:font-name="Futura light" fo:font-size="10pt" fo:font-weight="bold" style:font-name-asian="Calibri1" style:font-size-asian="10pt" style:font-weight-asian="bold"/>
    </style:style>
    <style:style style:name="T40" style:family="text">
      <style:text-properties style:font-name="Futura light" fo:font-size="10pt" fo:font-weight="bold" officeooo:rsid="00133b38" style:font-name-asian="Calibri1" style:font-size-asian="10pt" style:font-weight-asian="bold" style:font-size-complex="11pt"/>
    </style:style>
    <style:style style:name="T41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42" style:family="text">
      <style:text-properties style:font-name="Futura light" fo:font-size="10pt" style:font-name-asian="Calibri1" style:font-size-asian="10pt"/>
    </style:style>
    <style:style style:name="T43" style:family="text">
      <style:text-properties style:font-name="Futura light" fo:font-size="10pt" style:font-name-asian="Calibri1" style:font-size-asian="10pt" style:font-size-complex="11pt"/>
    </style:style>
    <style:style style:name="T44" style:family="text">
      <style:text-properties style:font-name="Futura light" fo:font-size="10pt" officeooo:rsid="00133b38" style:font-name-asian="Calibri1" style:font-size-asian="10pt" style:font-size-complex="11pt"/>
    </style:style>
    <style:style style:name="T45" style:family="text">
      <style:text-properties style:font-weight-complex="bold"/>
    </style:style>
    <style:style style:name="T46" style:family="text">
      <style:text-properties officeooo:rsid="00161d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9">Guayaquil</text:span><text:span text:style-name="T1">, </text:span><text:span text:style-name="T9">December</text:span><text:span text:style-name="T1"> 2</text:span><text:span text:style-name="T2">2</text:span><text:span text:style-name="T1">, 20</text:span><text:span text:style-name="T2">21</text:span></text:p>
      <text:p text:style-name="P6"/>
      <text:p text:style-name="P6"/>
      <text:p text:style-name="P6"/>
      <text:p text:style-name="P6"/>
      <text:p text:style-name="P17"><text:span text:style-name="T11">Sirs.</text:span></text:p>
      <text:p text:style-name="P31">CELLMARK PAPER</text:p>
      <text:p text:style-name="P33"><text:span text:style-name="T17">80 Washington Street, Norwalk CT 06854</text:span></text:p>
      <text:p text:style-name="P23"><text:span text:style-name="T12">United States</text:span></text:p>
      <text:p text:style-name="P15"/>
      <text:p text:style-name="P3"><text:span text:style-name="T5">Attention: Financial Department</text:span></text:p>
      <text:p text:style-name="P5"/>
      <text:p text:style-name="P5"/>
      <text:p text:style-name="P17"><text:span text:style-name="T1">Our auditors, </text:span><text:span text:style-name="T7">CPAALMEIDA CIA. LTDA.</text:span><text:span text:style-name="T4">.</text:span><text:span text:style-name="T1">, are analyzing our financial statements. <text:s/>For this reason we request to inform them in the space that has been provided, if there is any balance in your favor at </text:span><text:span text:style-name="T9">September</text:span><text:span text:style-name="T1"> 3</text:span><text:span text:style-name="T3">0</text:span><text:span text:style-name="T1">, 20</text:span><text:span text:style-name="T2">21</text:span><text:span text:style-name="T1">. If there, please attach a detail with the breakdown of this balance.</text:span></text:p>
      <text:p text:style-name="P17"><text:span text:style-name="T1"/></text:p>
      <text:p text:style-name="P20"><text:span text:style-name="T1">We appreciate send your answer directly to our external auditors </text:span></text:p>
      <text:p text:style-name="P20"><text:span text:style-name="T4"/></text:p>
      <text:p text:style-name="P37"><text:span text:style-name="T39">CPAALMEIDA CIA. LTDA.</text:span><text:span text:style-name="T42">,</text:span></text:p>
      <text:p text:style-name="P37"><text:span text:style-name="T42">Torres del Mall, Centro Comercial Mall del Sol, Torre B, Piso 4</text:span></text:p>
      <text:p text:style-name="P37"><text:span text:style-name="T42">Teléfono 098-723-9800</text:span></text:p>
      <text:p text:style-name="P35"><text:span text:style-name="T13"/></text:p>
      <text:p text:style-name="P11">To expedite the process, this information can be emailed to calmeida@cpalmeida.com while the original responses are received by our independent auditors.</text:p>
      <text:p text:style-name="P11"/>
      <text:p text:style-name="P17"><text:span text:style-name="T1">Attentively,</text:span></text:p>
      <text:p text:style-name="P47">Graficas Impacto GRAFIMPAC S.A.</text:p>
      <text:p text:style-name="P45"/>
      <text:p text:style-name="P45"/>
      <text:p text:style-name="P45"/>
      <text:p text:style-name="P45"/>
      <text:p text:style-name="P45"/>
      <text:p text:style-name="P45"/>
      <text:p text:style-name="P49">JOSE WALTER ORBEA VACA</text:p>
      <text:p text:style-name="P52">Gerente General</text:p>
      <text:p text:style-name="P54"><text:bookmark-start text:name="_Hlk57801554"/>RUC: <text:bookmark-end text:name="_Hlk57801554"/><text:span text:style-name="T38">0991126864001</text:span></text:p>
      <text:p text:style-name="P54"/>
      <text:p text:style-name="P9"/>
      <text:p text:style-name="P17"><text:span text:style-name="T1">Sirs</text:span></text:p>
      <text:p text:style-name="P17"><text:span text:style-name="T7">CPAALMEIDA CIA. LTDA.</text:span></text:p>
      <text:p text:style-name="P13">Guayaquil - Ecuador</text:p>
      <text:p text:style-name="P6"/>
      <text:p text:style-name="P17"><text:span text:style-name="T1">Our records show a balance of <text:s/>US$ ..................in charge of </text:span><text:span text:style-name="T7">GRAFIMPAC S.A.</text:span><text:span text:style-name="T1"> at </text:span><text:span text:style-name="T9">September</text:span><text:span text:style-name="T1"> 3</text:span><text:span text:style-name="T3">0</text:span><text:span text:style-name="T1">, </text:span><text:span text:style-name="T9">2021</text:span><text:span text:style-name="T1">, in accordance with the attached detail. </text:span></text:p>
      <text:p text:style-name="P6"/>
      <text:p text:style-name="P6"/>
      <text:p text:style-name="P17"><text:span text:style-name="T4">DATE : ................................................. <text:s text:c="6"/>SIGNATURE: ..................................................</text:span></text:p>
      <text:p text:style-name="P6"/>
      <text:p text:style-name="P18"><text:span text:style-name="T4">STAMP: ...............................................<text:tab/>APPOINTMENT: ...........................................…</text:span></text:p>
      <text:p text:style-name="P41"><text:span text:style-name="T9">Guayaquil</text:span><text:span text:style-name="T1">, </text:span><text:span text:style-name="T9">December</text:span><text:span text:style-name="T1"> 2</text:span><text:span text:style-name="T2">2</text:span><text:span text:style-name="T1">, 20</text:span><text:span text:style-name="T2">21</text:span></text:p>
      <text:p text:style-name="P7"/>
      <text:p text:style-name="P7"/>
      <text:p text:style-name="P7"/>
      <text:p text:style-name="P7"/>
      <text:p text:style-name="P21"><text:span text:style-name="T11">Sirs.</text:span></text:p>
      <text:p text:style-name="P32">CENTRAL NATIONAL CANADA ULC</text:p>
      <text:p text:style-name="P26">38 Ancon Road Woodbridge, On L4H2A9</text:p>
      <text:p text:style-name="P25"><text:span text:style-name="T10">CANADA</text:span></text:p>
      <text:p text:style-name="P16"/>
      <text:p text:style-name="P4"><text:span text:style-name="T5">Attention: Financial Department</text:span></text:p>
      <text:p text:style-name="P8"/>
      <text:p text:style-name="P8"/>
      <text:p text:style-name="P21"><text:span text:style-name="T1">Our auditors, </text:span><text:span text:style-name="T7">CPAALMEIDA CIA. LTDA.</text:span><text:span text:style-name="T4">.</text:span><text:span text:style-name="T1">, are analyzing our financial statements. <text:s/>For this reason we request to inform them in the space that has been provided, if there is any balance in your favor at </text:span><text:span text:style-name="T9">September</text:span><text:span text:style-name="T1"> 3</text:span><text:span text:style-name="T3">0</text:span><text:span text:style-name="T1">, 20</text:span><text:span text:style-name="T2">21</text:span><text:span text:style-name="T1">. If there, please attach a detail with the breakdown of this balance.</text:span></text:p>
      <text:p text:style-name="P21"><text:span text:style-name="T1"/></text:p>
      <text:p text:style-name="P21"><text:span text:style-name="T1">We appreciate send your answer directly to our external auditors </text:span></text:p>
      <text:p text:style-name="P21"><text:span text:style-name="T4"/></text:p>
      <text:p text:style-name="P38"><text:span text:style-name="T39">CPAALMEIDA CIA. LTDA.</text:span><text:span text:style-name="T42">,</text:span></text:p>
      <text:p text:style-name="P38"><text:span text:style-name="T42">Torres del Mall, Centro Comercial Mall del Sol, Torre B, Piso 4</text:span></text:p>
      <text:p text:style-name="P38"><text:span text:style-name="T42">Teléfono 098-723-9800</text:span></text:p>
      <text:p text:style-name="P36"><text:span text:style-name="T13"/></text:p>
      <text:p text:style-name="P12">To expedite the process, this information can be emailed to calmeida@cpalmeida.com while the original responses are received by our independent auditors.</text:p>
      <text:p text:style-name="P12"/>
      <text:p text:style-name="P21"><text:span text:style-name="T1">Attentively,</text:span></text:p>
      <text:p text:style-name="P48">Graficas Impacto GRAFIMPAC S.A.</text:p>
      <text:p text:style-name="P46"/>
      <text:p text:style-name="P46"/>
      <text:p text:style-name="P46"/>
      <text:p text:style-name="P46"/>
      <text:p text:style-name="P46"/>
      <text:p text:style-name="P46"/>
      <text:p text:style-name="P50">JOSE WALTER ORBEA VACA</text:p>
      <text:p text:style-name="P53">Gerente General</text:p>
      <text:p text:style-name="P55"><text:bookmark-start text:name="_Hlk578015541"/>RUC: <text:bookmark-end text:name="_Hlk578015541"/><text:span text:style-name="T38">0991126864001</text:span></text:p>
      <text:p text:style-name="P55"/>
      <text:p text:style-name="P10"/>
      <text:p text:style-name="P21"><text:span text:style-name="T1">Sirs</text:span></text:p>
      <text:p text:style-name="P21"><text:span text:style-name="T7">CPAALMEIDA CIA. LTDA.</text:span></text:p>
      <text:p text:style-name="P14">Guayaquil - Ecuador</text:p>
      <text:p text:style-name="P7"/>
      <text:p text:style-name="P21"><text:span text:style-name="T1">Our records show a balance of <text:s/>US$ ..................in charge of </text:span><text:span text:style-name="T7">GRAFIMPAC S.A.</text:span><text:span text:style-name="T1"> at </text:span><text:span text:style-name="T9">September</text:span><text:span text:style-name="T1"> 3</text:span><text:span text:style-name="T3">0</text:span><text:span text:style-name="T1">, </text:span><text:span text:style-name="T9">2021</text:span><text:span text:style-name="T1">, in accordance with the attached detail. </text:span></text:p>
      <text:p text:style-name="P7"/>
      <text:p text:style-name="P7"/>
      <text:p text:style-name="P21"><text:span text:style-name="T4">DATE : ................................................. <text:s text:c="6"/>SIGNATURE: ..................................................</text:span></text:p>
      <text:p text:style-name="P7"/>
      <text:p text:style-name="P19"><text:span text:style-name="T4">STAMP: ...............................................<text:tab/>APPOINTMENT: ...........................................…</text:span></text:p>
      <text:p text:style-name="P41"><text:span text:style-name="T9">Guayaquil</text:span><text:span text:style-name="T1">, </text:span><text:span text:style-name="T9">December</text:span><text:span text:style-name="T1"> 2</text:span><text:span text:style-name="T2">2</text:span><text:span text:style-name="T1">, 20</text:span><text:span text:style-name="T2">21</text:span></text:p>
      <text:p text:style-name="P7"/>
      <text:p text:style-name="P7"/>
      <text:p text:style-name="P7"/>
      <text:p text:style-name="P7"/>
      <text:p text:style-name="P21"><text:span text:style-name="T11">Sirs.</text:span></text:p>
      <text:p text:style-name="P32">PEREZ TRADING COMPANY, INC.</text:p>
      <text:p text:style-name="P22"><text:span text:style-name="T46">3490 NW 125th Street, Miami - Florida</text:span></text:p>
      <text:p text:style-name="P24"><text:span text:style-name="T10">United States</text:span></text:p>
      <text:p text:style-name="P16"/>
      <text:p text:style-name="P4"><text:span text:style-name="T5">Attention: Financial Department</text:span></text:p>
      <text:p text:style-name="P8"/>
      <text:p text:style-name="P8"/>
      <text:p text:style-name="P21"><text:span text:style-name="T1">Our auditors, </text:span><text:span text:style-name="T7">CPAALMEIDA CIA. LTDA.</text:span><text:span text:style-name="T4">.</text:span><text:span text:style-name="T1">, are analyzing our financial statements. <text:s/>For this reason we request to inform them in the space that has been provided, if there is any balance in your favor at </text:span><text:span text:style-name="T9">September</text:span><text:span text:style-name="T1"> 3</text:span><text:span text:style-name="T3">0</text:span><text:span text:style-name="T1">, 20</text:span><text:span text:style-name="T2">21</text:span><text:span text:style-name="T1">. If there, please attach a detail with the breakdown of this balance.</text:span></text:p>
      <text:p text:style-name="P21"><text:span text:style-name="T1"/></text:p>
      <text:p text:style-name="P21"><text:span text:style-name="T1">We appreciate send your answer directly to our external auditors </text:span></text:p>
      <text:p text:style-name="P21"><text:span text:style-name="T4"/></text:p>
      <text:p text:style-name="P38"><text:span text:style-name="T39">CPAALMEIDA CIA. LTDA.</text:span><text:span text:style-name="T42">,</text:span></text:p>
      <text:p text:style-name="P38"><text:span text:style-name="T42">Torres del Mall, Centro Comercial Mall del Sol, Torre B, Piso 4</text:span></text:p>
      <text:p text:style-name="P38"><text:span text:style-name="T42">Teléfono 098-723-9800</text:span></text:p>
      <text:p text:style-name="P36"><text:span text:style-name="T13"/></text:p>
      <text:p text:style-name="P12">To expedite the process, this information can be emailed to calmeida@cpalmeida.com while the original responses are received by our independent auditors.</text:p>
      <text:p text:style-name="P12"/>
      <text:p text:style-name="P21"><text:span text:style-name="T1">Attentively,</text:span></text:p>
      <text:p text:style-name="P48">Graficas Impacto GRAFIMPAC S.A.</text:p>
      <text:p text:style-name="P46"/>
      <text:p text:style-name="P46"/>
      <text:p text:style-name="P46"/>
      <text:p text:style-name="P46"/>
      <text:p text:style-name="P46"/>
      <text:p text:style-name="P46"/>
      <text:p text:style-name="P50">JOSE WALTER ORBEA VACA</text:p>
      <text:p text:style-name="P53">Gerente General</text:p>
      <text:p text:style-name="P55"><text:bookmark-start text:name="_Hlk578015542"/>RUC: <text:bookmark-end text:name="_Hlk578015542"/><text:span text:style-name="T38">0991126864001</text:span></text:p>
      <text:p text:style-name="P55"/>
      <text:p text:style-name="P10"/>
      <text:p text:style-name="P21"><text:span text:style-name="T1">Sirs</text:span></text:p>
      <text:p text:style-name="P21"><text:span text:style-name="T7">CPAALMEIDA CIA. LTDA.</text:span></text:p>
      <text:p text:style-name="P14">Guayaquil - Ecuador</text:p>
      <text:p text:style-name="P7"/>
      <text:p text:style-name="P21"><text:span text:style-name="T1">Our records show a balance of <text:s/>US$ ..................in charge of </text:span><text:span text:style-name="T7">GRAFIMPAC S.A.</text:span><text:span text:style-name="T1"> at </text:span><text:span text:style-name="T9">September</text:span><text:span text:style-name="T1"> 3</text:span><text:span text:style-name="T3">0</text:span><text:span text:style-name="T1">, </text:span><text:span text:style-name="T9">2021</text:span><text:span text:style-name="T1">, in accordance with the attached detail. </text:span></text:p>
      <text:p text:style-name="P7"/>
      <text:p text:style-name="P7"/>
      <text:p text:style-name="P21"><text:span text:style-name="T4">DATE : ................................................. <text:s text:c="6"/>SIGNATURE: ..................................................</text:span></text:p>
      <text:p text:style-name="P7"/>
      <text:p text:style-name="P19"><text:span text:style-name="T4">STAMP: ...............................................<text:tab/>APPOINTMENT: ...........................................…</text:span></text:p>
      <text:p text:style-name="P43"><text:span text:style-name="T23">Guayaquil, 20 de diciembre del 202</text:span><text:span text:style-name="T24">1</text:span><text:span text:style-name="T23">.</text:span></text:p>
      <text:p text:style-name="P27"/>
      <text:p text:style-name="P27"/>
      <text:p text:style-name="P27"/>
      <text:p text:style-name="P27">Señores</text:p>
      <text:p text:style-name="P32">CARTULINAS CMPC SPA</text:p>
      <text:p text:style-name="P26">Agustinas 1343, piso 5,</text:p>
      <text:p text:style-name="P26">Teléfono: (56) 224412020</text:p>
      <text:p text:style-name="P25">Santiago - Chile</text:p>
      <text:p text:style-name="P27"/>
      <text:p text:style-name="P27"/>
      <text:p text:style-name="P27"/>
      <text:p text:style-name="P28">De mis consideraciones:</text:p>
      <text:p text:style-name="P27"/>
      <text:p text:style-name="P39"><text:span text:style-name="T43">En relación con la auditoría independiente de los estados financieros de “</text:span><text:span text:style-name="T40">GRAFIMPAC</text:span><text:span text:style-name="T41"> S.A.”</text:span><text:span text:style-name="T43"> que está siendo llevada a cabo por nuestros auditores externos “</text:span><text:span text:style-name="T41">CPAALMEIDA CIA. LTDA.”</text:span><text:span text:style-name="T43">, por el año que terminará el 31 de diciembre del 202</text:span><text:span text:style-name="T44">1</text:span><text:span text:style-name="T43">, por medio del presente nos permitimos solicitar se sirvan confirmar, directamente a ellos, la siguiente información:</text:span></text:p>
      <text:p text:style-name="P27"/>
      <text:list xml:id="list3212264340" text:style-name="WWNum3">
        <text:list-item>
          <text:p text:style-name="P44"><text:span text:style-name="T25">E</text:span><text:span text:style-name="T26">stado de cuenta con </text:span><text:span text:style-name="T29">GRAFIMPAC S.A. </text:span><text:span text:style-name="T34">conteniendo el detalle de las transacciones(Facturas, Pagos, Etc.), realizadas con Udes., </text:span><text:span text:style-name="T35">d</text:span><text:span text:style-name="T34">urante el periodo comprendido entre </text:span><text:span text:style-name="T29">1 de Enero del 2021 hasta el 3</text:span><text:span text:style-name="T30">0 de Septiembre</text:span><text:span text:style-name="T29"> del 2021.</text:span><text:span text:style-name="T34"> </text:span></text:p>
        </text:list-item>
        <text:list-item>
          <text:p text:style-name="P44"><text:span text:style-name="T27">Cualquier otra información que considere importante para propósitos de la auditoria independiente, tal como </text:span><text:span text:style-name="T26">contratos firmados, </text:span><text:span text:style-name="T27">garantías, anticipos, </text:span><text:span text:style-name="T26">pagos, créditos, etc.</text:span></text:p>
        </text:list-item>
      </text:list>
      <text:p text:style-name="P27"/>
      <text:p text:style-name="P39"><text:span text:style-name="T42">Agradecemos remitir su respuesta directamente a nuestros auditores externos:</text:span></text:p>
      <text:p text:style-name="P36"/>
      <text:p text:style-name="P38"><text:span text:style-name="T39">CPAALMEIDA CIA. LTDA.</text:span><text:span text:style-name="T42">,</text:span></text:p>
      <text:p text:style-name="P38"><text:span text:style-name="T42">Torres del Mall, Centro Comercial Mall del Sol, Torre B, Piso 4</text:span></text:p>
      <text:p text:style-name="P38"><text:span text:style-name="T42">Teléfono 098-723-9800</text:span></text:p>
      <text:p text:style-name="P36"/>
      <text:p text:style-name="P39"><text:span text:style-name="T43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43">calmeida@cpalmeida.com</text:span></text:span></text:a><text:span text:style-name="T43"> mientras las respuestas originales son recibidas por nuestros auditores independientes.</text:span></text:p>
      <text:p text:style-name="P29"><text:bookmark text:name="_GoBack2"/></text:p>
      <text:p text:style-name="P29">Atentamente,</text:p>
      <text:p text:style-name="P27"/>
      <text:p text:style-name="P48">Graficas Impacto GRAFIMPAC S.A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0">JOSE WALTER ORBEA VACA</text:p>
      <text:p text:style-name="P51">Gerente General</text:p>
      <text:p text:style-name="P56"><text:bookmark-start text:name="_Hlk5780155421"/><text:span text:style-name="T28">RUC: </text:span><text:bookmark-end text:name="_Hlk5780155421"/><text:span text:style-name="T32">099112686400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C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EC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s" fo:country="MX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MX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MX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Arial Black" fo:font-size="9pt" style:font-size-asian="9pt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ola Oliva</meta:initial-creator>
    <meta:editing-cycles>6</meta:editing-cycles>
    <meta:creation-date>2014-04-21T19:44:00</meta:creation-date>
    <dc:date>2021-11-22T13:15:15.781340890</dc:date>
    <meta:editing-duration>PT6M49S</meta:editing-duration>
    <meta:generator>LibreOffice/6.4.7.2$Linux_X86_64 LibreOffice_project/40$Build-2</meta:generator>
    <meta:document-statistic meta:table-count="0" meta:image-count="0" meta:object-count="0" meta:page-count="4" meta:paragraph-count="89" meta:word-count="698" meta:character-count="5165" meta:non-whitespace-character-count="4527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